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052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COMPONENT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d componentes</text:p>
          </table:table-cell>
          <table:table-cell office:value-type="string" calcext:value-type="string">
            <text:p>Cantidad en cada kit</text:p>
          </table:table-cell>
          <table:table-cell office:value-type="string" calcext:value-type="string">
            <text:p>Cantidad necesaria</text:p>
          </table:table-cell>
          <table:table-cell office:value-type="string" calcext:value-type="string">
            <text:p>Cantidad comprada</text:p>
          </table:table-cell>
          <table:table-cell office:value-type="string" calcext:value-type="string">
            <text:p>Link compra</text:p>
          </table:table-cell>
          <table:table-cell office:value-type="string" calcext:value-type="string">
            <text:p>Precio unidad (sin Iva ni envio)</text:p>
          </table:table-cell>
          <table:table-cell office:value-type="string" calcext:value-type="string">
            <text:p>Notas</text:p>
          </table:table-cell>
          <table:table-cell office:value-type="string" calcext:value-type="string">
            <text:p>Precio por kit suponiendo IVA 24% y envio conjunto 15€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rnell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Total Yombo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 table:number-columns-repeated="6"/>
          <table:table-cell table:formula="of:=9*1.24" office:value-type="float" office:value="11.16" calcext:value-type="float">
            <text:p>11,16</text:p>
          </table:table-cell>
          <table:table-cell office:value-type="string" calcext:value-type="string">
            <text:p>&lt;-- Envio</text:p>
          </table:table-cell>
          <table:table-cell/>
        </table:table-row>
        <table:table-row table:style-name="ro2">
          <table:table-cell table:style-name="ce2" office:value-type="string" calcext:value-type="string">
            <text:p>ATMEGA1284P-PU</text:p>
          </table:table-cell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table:formula="of:=[.C5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webapp/wcs/stores/servlet/ProductDisplay?catalogId=15001&amp;urlLangId=-5&amp;langId=-5&amp;productId=65349787&amp;storeId=10176</text:p>
          </table:table-cell>
          <table:table-cell office:value-type="float" office:value="4.56" calcext:value-type="float">
            <text:p>4,56</text:p>
          </table:table-cell>
          <table:table-cell office:value-type="string" calcext:value-type="string">
            <text:p><text:span text:style-name="T1">(</text:span>€<text:span text:style-name="T1">)</text:span>+IVA+envio</text:p>
          </table:table-cell>
          <table:table-cell table:style-name="ce2" table:formula="of:=[.G5]*1.24*[.C5]+ ([.J4]/12/20)" office:value-type="float" office:value="5.7009" calcext:value-type="float">
            <text:p>5,7009</text:p>
          </table:table-cell>
          <table:table-cell table:formula="of:=[.G5]*[.E5]*1.24" office:value-type="float" office:value="113.088" calcext:value-type="float">
            <text:p>113,08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XC9572XL-10PCG44C</text:p>
          </table:table-cell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table:formula="of:=[.C6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http://es.farnell.com/xilinx/xc9572xl-10pcg44c/cmos-isp-cpld-9572-plcc44-3-3v/dp/1193232</text:p>
          </table:table-cell>
          <table:table-cell office:value-type="float" office:value="3.14" calcext:value-type="float">
            <text:p>3,14</text:p>
          </table:table-cell>
          <table:table-cell office:value-type="string" calcext:value-type="string">
            <text:p><text:span text:style-name="T1">(</text:span>€<text:span text:style-name="T1">)</text:span>+IVA+envio</text:p>
          </table:table-cell>
          <table:table-cell table:style-name="ce2" table:formula="of:=[.G6]*1.24*[.C6]+ ([.J4]/12/20)" office:value-type="float" office:value="3.9401" calcext:value-type="float">
            <text:p>3,9401</text:p>
          </table:table-cell>
          <table:table-cell table:formula="of:=[.G6]*[.E6]*1.24" office:value-type="float" office:value="77.872" calcext:value-type="float">
            <text:p>77,87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Zócalo DIP 40 para el ATMEGA</text:p>
          </table:table-cell>
          <table:table-cell office:value-type="string" calcext:value-type="string">
            <text:p>Zócalo de IC1</text:p>
          </table:table-cell>
          <table:table-cell office:value-type="float" office:value="1" calcext:value-type="float">
            <text:p>1</text:p>
          </table:table-cell>
          <table:table-cell table:formula="of:=[.C7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http://es.farnell.com/multicomp/2227-40-06-05/z-calo-40-v-as-tabla-pc-dil/dp/4285669</text:p>
          </table:table-cell>
          <table:table-cell office:value-type="float" office:value="0.518" calcext:value-type="float">
            <text:p>0,518</text:p>
          </table:table-cell>
          <table:table-cell office:value-type="string" calcext:value-type="string">
            <text:p>(€)+IVA+envio</text:p>
          </table:table-cell>
          <table:table-cell table:style-name="ce2" table:formula="of:=[.G7]*1.24*[.C7]+ ([.J4]/12/20)" office:value-type="float" office:value="0.68882" calcext:value-type="float">
            <text:p>0,68882</text:p>
          </table:table-cell>
          <table:table-cell table:formula="of:=[.G7]*[.E7]*1.24" office:value-type="float" office:value="12.8464" calcext:value-type="float">
            <text:p>12,846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Zócalo PLCC44 para el CPLD</text:p>
          </table:table-cell>
          <table:table-cell office:value-type="string" calcext:value-type="string">
            <text:p>Zócalo de IC2</text:p>
          </table:table-cell>
          <table:table-cell office:value-type="float" office:value="1" calcext:value-type="float">
            <text:p>1</text:p>
          </table:table-cell>
          <table:table-cell table:formula="of:=[.C8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multicomp/mc-44plcc/toma-plcc-44-pin-thru-hole/dp/2097214</text:p>
          </table:table-cell>
          <table:table-cell office:value-type="float" office:value="0.454" calcext:value-type="float">
            <text:p>0,454</text:p>
          </table:table-cell>
          <table:table-cell office:value-type="string" calcext:value-type="string">
            <text:p>(€)+IVA+envio</text:p>
          </table:table-cell>
          <table:table-cell table:style-name="ce2" table:formula="of:=[.G8]*1.24*[.C8]+ ([.J4]/12/20)" office:value-type="float" office:value="0.60946" calcext:value-type="float">
            <text:p>0,60946</text:p>
          </table:table-cell>
          <table:table-cell table:formula="of:=[.G8]*[.E8]*1.24" office:value-type="float" office:value="11.2592" calcext:value-type="float">
            <text:p>11,259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egulador voltaje 3.3V LD1117</text:p>
          </table:table-cell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table:formula="of:=[.C9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stmicroelectronics/ld1117v33/reg-tensi-n-ldo-3-3v-1117-to-220/dp/9755837</text:p>
          </table:table-cell>
          <table:table-cell office:value-type="float" office:value="0.443" calcext:value-type="float">
            <text:p>0,443</text:p>
          </table:table-cell>
          <table:table-cell office:value-type="string" calcext:value-type="string">
            <text:p>(€)+IVA+envio</text:p>
          </table:table-cell>
          <table:table-cell table:style-name="ce2" table:formula="of:=[.G9]*1.24*[.C9]+ ([.J4]/12/20)" office:value-type="float" office:value="0.59582" calcext:value-type="float">
            <text:p>0,59582</text:p>
          </table:table-cell>
          <table:table-cell table:formula="of:=[.G9]*[.E9]*1.24" office:value-type="float" office:value="10.9864" calcext:value-type="float">
            <text:p>10,986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densador Electrolítico 100uF 50V</text:p>
          </table:table-cell>
          <table:table-cell office:value-type="string" calcext:value-type="string">
            <text:p>C4, C5</text:p>
          </table:table-cell>
          <table:table-cell office:value-type="float" office:value="2" calcext:value-type="float">
            <text:p>2</text:p>
          </table:table-cell>
          <table:table-cell table:formula="of:=[.C10]*20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://es.farnell.com/panasonic-electronic-components/eeu-fc1e101s/cond-elec-alum-100uf-25v-rad/dp/1848439</text:p>
          </table:table-cell>
          <table:table-cell office:value-type="float" office:value="0.104" calcext:value-type="float">
            <text:p>0,104</text:p>
          </table:table-cell>
          <table:table-cell office:value-type="string" calcext:value-type="string">
            <text:p>(€)+IVA+envio</text:p>
          </table:table-cell>
          <table:table-cell table:style-name="ce2" table:formula="of:=[.G10]*1.24*[.C10]+ ([.J4]/12/20)" office:value-type="float" office:value="0.30442" calcext:value-type="float">
            <text:p>0,30442</text:p>
          </table:table-cell>
          <table:table-cell table:formula="of:=[.G10]*[.E10]*1.24" office:value-type="float" office:value="5.1584" calcext:value-type="float">
            <text:p>5,158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densador Cerámico 0.1uF</text:p>
          </table:table-cell>
          <table:table-cell office:value-type="string" calcext:value-type="string">
            <text:p>C3, C6, C7</text:p>
          </table:table-cell>
          <table:table-cell office:value-type="float" office:value="4" calcext:value-type="float">
            <text:p>4</text:p>
          </table:table-cell>
          <table:table-cell table:formula="of:=[.C11]*20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es.farnell.com/multicomp/mc0805y104m500a2-54mm/cond-cer-mult-y5v-100nf-50v-rad/dp/2112751</text:p>
          </table:table-cell>
          <table:table-cell office:value-type="float" office:value="0.0258" calcext:value-type="float">
            <text:p>0,0258</text:p>
          </table:table-cell>
          <table:table-cell office:value-type="string" calcext:value-type="string">
            <text:p>(€)+IVA+envio</text:p>
          </table:table-cell>
          <table:table-cell table:style-name="ce2" table:formula="of:=[.G11]*1.24*[.C11]+ ([.J4]/12/20)" office:value-type="float" office:value="0.174468" calcext:value-type="float">
            <text:p>0,174468</text:p>
          </table:table-cell>
          <table:table-cell table:formula="of:=[.G11]*[.E11]*1.24" office:value-type="float" office:value="3.1992" calcext:value-type="float">
            <text:p>3,199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densador Cerámico 22 pF</text:p>
          </table:table-cell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table:formula="of:=[.C12]*20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://es.farnell.com/multicomp/mcrr50220cogj0200/cond-cer-c0g-np0-22pf-200v-rad/dp/1216411</text:p>
          </table:table-cell>
          <table:table-cell office:value-type="float" office:value="0.107" calcext:value-type="float">
            <text:p>0,107</text:p>
          </table:table-cell>
          <table:table-cell office:value-type="string" calcext:value-type="string">
            <text:p>(€)+IVA+envio</text:p>
          </table:table-cell>
          <table:table-cell table:style-name="ce2" table:formula="of:=[.G12]*1.24*[.C12]+ ([.J4]/12/20)" office:value-type="float" office:value="0.31186" calcext:value-type="float">
            <text:p>0,31186</text:p>
          </table:table-cell>
          <table:table-cell table:formula="of:=[.G12]*[.E12]*1.24" office:value-type="float" office:value="5.3072" calcext:value-type="float">
            <text:p>5,307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ristal 16MHz</text:p>
          </table:table-cell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table:formula="of:=[.C13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raltron/as-16-000-18/cristal-16m-18pf-cl-hc49-4h/dp/1611761</text:p>
          </table:table-cell>
          <table:table-cell office:value-type="float" office:value="0.289" calcext:value-type="float">
            <text:p>0,289</text:p>
          </table:table-cell>
          <table:table-cell office:value-type="string" calcext:value-type="string">
            <text:p>(€)+IVA+envio</text:p>
          </table:table-cell>
          <table:table-cell table:style-name="ce2" table:formula="of:=[.G13]*1.24*[.C13]+ ([.J4]/12/20)" office:value-type="float" office:value="0.40486" calcext:value-type="float">
            <text:p>0,40486</text:p>
          </table:table-cell>
          <table:table-cell table:formula="of:=[.G13]*[.E13]*1.24" office:value-type="float" office:value="7.1672" calcext:value-type="float">
            <text:p>7,167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esistencia 10K</text:p>
          </table:table-cell>
          <table:table-cell office:value-type="string" calcext:value-type="string">
            <text:p>R1, R6, R7</text:p>
          </table:table-cell>
          <table:table-cell office:value-type="float" office:value="3" calcext:value-type="float">
            <text:p>3</text:p>
          </table:table-cell>
          <table:table-cell table:formula="of:=[.C14]*20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://es.farnell.com/te-connectivity/cfr16j10k/resistencia-carb-n-10k-0-25w-5/dp/2329474</text:p>
          </table:table-cell>
          <table:table-cell office:value-type="float" office:value="0.0208" calcext:value-type="float">
            <text:p>0,0208</text:p>
          </table:table-cell>
          <table:table-cell office:value-type="string" calcext:value-type="string">
            <text:p>(€)+IVA+envio</text:p>
          </table:table-cell>
          <table:table-cell table:style-name="ce2" table:formula="of:=[.G14]*1.24*[.C14]+ ([.J4]/12/20)" office:value-type="float" office:value="0.123876" calcext:value-type="float">
            <text:p>0,123876</text:p>
          </table:table-cell>
          <table:table-cell table:formula="of:=[.G14]*[.E14]*1.24" office:value-type="float" office:value="1.54752" calcext:value-type="float">
            <text:p>1,5475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esistencia 1K</text:p>
          </table:table-cell>
          <table:table-cell office:value-type="string" calcext:value-type="string">
            <text:p>R2, R4</text:p>
          </table:table-cell>
          <table:table-cell office:value-type="float" office:value="2" calcext:value-type="float">
            <text:p>2</text:p>
          </table:table-cell>
          <table:table-cell table:formula="of:=[.C15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es.farnell.com/multicomp/mcf-0-25w-1k/resistencia-pel-carb-n-1k-0-25w/dp/9339051</text:p>
          </table:table-cell>
          <table:table-cell office:value-type="float" office:value="0.0193" calcext:value-type="float">
            <text:p>0,0193</text:p>
          </table:table-cell>
          <table:table-cell office:value-type="string" calcext:value-type="string">
            <text:p>(€)+IVA+envio</text:p>
          </table:table-cell>
          <table:table-cell table:style-name="ce2" table:formula="of:=[.G15]*1.24*[.C15]+ ([.J4]/12/20)" office:value-type="float" office:value="0.094364" calcext:value-type="float">
            <text:p>0,094364</text:p>
          </table:table-cell>
          <table:table-cell table:formula="of:=[.G15]*[.E15]*1.24" office:value-type="float" office:value="1.1966" calcext:value-type="float">
            <text:p>1,19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esistencia 2K2</text:p>
          </table:table-cell>
          <table:table-cell office:value-type="string" calcext:value-type="string">
            <text:p>R3, R5</text:p>
          </table:table-cell>
          <table:table-cell office:value-type="float" office:value="2" calcext:value-type="float">
            <text:p>2</text:p>
          </table:table-cell>
          <table:table-cell table:formula="of:=[.C16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es.farnell.com/multicomp/mcf-0-25w-2k2/resistencia-pel-carb-n-2k2-0-25w/dp/9339302</text:p>
          </table:table-cell>
          <table:table-cell office:value-type="float" office:value="0.0193" calcext:value-type="float">
            <text:p>0,0193</text:p>
          </table:table-cell>
          <table:table-cell office:value-type="string" calcext:value-type="string">
            <text:p>(€)+IVA+envio</text:p>
          </table:table-cell>
          <table:table-cell table:style-name="ce2" table:formula="of:=[.G16]*1.24*[.C16]+ ([.J4]/12/20)" office:value-type="float" office:value="0.094364" calcext:value-type="float">
            <text:p>0,094364</text:p>
          </table:table-cell>
          <table:table-cell table:formula="of:=[.G16]*[.E16]*1.24" office:value-type="float" office:value="1.1966" calcext:value-type="float">
            <text:p>1,196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UM([.J4:.J16])" office:value-type="float" office:value="261.98472" calcext:value-type="float">
            <text:p>261,98472</text:p>
          </table:table-cell>
          <table:table-cell office:value-type="string" calcext:value-type="string">
            <text:p>&lt;--Total farnel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 DE ARRIBA DE FARNELL SE DEJA POR REFERENCIA PERO NO ENTRA EN LA SUMA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------------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eBay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Precio suponiendo 1€=1,05$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Total Y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8266 Esp-07 Módulo WiFi</text:p>
          </table:table-cell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table:formula="of:=[.C24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10pcs-ESP8266-Esp-07-ESP07-Remote-Serial-Port-WIFI-Transceiver-Module-AP-STA-N-/181641799478?pt=LH_DefaultDomain_0&amp;hash=item2a4ab1e736</text:p>
          </table:table-cell>
          <table:table-cell office:value-type="float" office:value="3.788" calcext:value-type="float">
            <text:p>3,788</text:p>
          </table:table-cell>
          <table:table-cell office:value-type="string" calcext:value-type="string">
            <text:p>&lt;-- ($ dolares)</text:p>
          </table:table-cell>
          <table:table-cell table:formula="of:=[.C24]*[.G24]/1.05" office:value-type="float" office:value="3.60761904761905" calcext:value-type="float">
            <text:p>3,6076190476</text:p>
          </table:table-cell>
          <table:table-cell table:formula="of:=[.G24]*[.E24]/1.05" office:value-type="float" office:value="72.152380952381" calcext:value-type="float">
            <text:p>72,1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bra PINHD-1X8 ANALOG</text:p>
          </table:table-cell>
          <table:table-cell office:value-type="string" calcext:value-type="string">
            <text:p>JP4</text:p>
          </table:table-cell>
          <table:table-cell office:value-type="float" office:value="1" calcext:value-type="float">
            <text:p>1</text:p>
          </table:table-cell>
          <table:table-cell table:formula="of:=[.C25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20pcs-8-Pin-Female-tall-stackable-Header-Connector-socket-Arduino-Shield-/381069799535?pt=LH_DefaultDomain_0&amp;hash=item58b987b06f</text:p>
          </table:table-cell>
          <table:table-cell office:value-type="float" office:value="0.229" calcext:value-type="float">
            <text:p>0,229</text:p>
          </table:table-cell>
          <table:table-cell office:value-type="string" calcext:value-type="string">
            <text:p>&lt;-- ($ dolares)</text:p>
          </table:table-cell>
          <table:table-cell table:formula="of:=[.C25]*[.G25]/1.05" office:value-type="float" office:value="0.218095238095238" calcext:value-type="float">
            <text:p>0,2180952381</text:p>
          </table:table-cell>
          <table:table-cell table:formula="of:=[.G25]*[.E25]/1.05" office:value-type="float" office:value="4.36190476190476" calcext:value-type="float">
            <text:p>4,3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bra PINHD-1X4 ANALOG</text:p>
          </table:table-cell>
          <table:table-cell office:value-type="string" calcext:value-type="string">
            <text:p>JP5</text:p>
          </table:table-cell>
          <table:table-cell office:value-type="float" office:value="1" calcext:value-type="float">
            <text:p>1</text:p>
          </table:table-cell>
          <table:table-cell table:formula="of:=[.C26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20pcs-4-Pin-Female-tall-stackable-Header-Connector-socket-for-Arduino-Shield-/381104750734?pt=LH_DefaultDomain_0&amp;hash=item58bb9d008e</text:p>
          </table:table-cell>
          <table:table-cell office:value-type="float" office:value="0.094" calcext:value-type="float">
            <text:p>0,094</text:p>
          </table:table-cell>
          <table:table-cell office:value-type="string" calcext:value-type="string">
            <text:p>&lt;-- ($ dolares)</text:p>
          </table:table-cell>
          <table:table-cell table:formula="of:=[.C26]*[.G26]/1.05" office:value-type="float" office:value="0.0895238095238095" calcext:value-type="float">
            <text:p>0,0895238095</text:p>
          </table:table-cell>
          <table:table-cell table:formula="of:=[.G26]*[.E26]/1.05" office:value-type="float" office:value="1.79047619047619" calcext:value-type="float">
            <text:p>1,790476190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ócalo DIP 40 para el ATMEGA</text:p>
          </table:table-cell>
          <table:table-cell office:value-type="string" calcext:value-type="string">
            <text:p>Zócalo de IC1</text:p>
          </table:table-cell>
          <table:table-cell office:value-type="float" office:value="1" calcext:value-type="float">
            <text:p>1</text:p>
          </table:table-cell>
          <table:table-cell table:formula="of:=[.C28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/191144275904</text:p>
          </table:table-cell>
          <table:table-cell office:value-type="float" office:value="0.168" calcext:value-type="float">
            <text:p>0,168</text:p>
          </table:table-cell>
          <table:table-cell office:value-type="string" calcext:value-type="string">
            <text:p>&lt;-- ($ dolares)</text:p>
          </table:table-cell>
          <table:table-cell table:formula="of:=[.C28]*[.G28]/1.05" office:value-type="float" office:value="0.16" calcext:value-type="float">
            <text:p>0,16</text:p>
          </table:table-cell>
          <table:table-cell table:formula="of:=[.G28]*[.E28]/1.05" office:value-type="float" office:value="3.2" calcext:value-type="float">
            <text:p>3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dor voltaje 3.3V LD1117</text:p>
          </table:table-cell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table:formula="of:=[.C29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280945323105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&lt;-- ($ dolares)</text:p>
          </table:table-cell>
          <table:table-cell table:formula="of:=[.C29]*[.G29]/1.05" office:value-type="float" office:value="0.371428571428571" calcext:value-type="float">
            <text:p>0,3714285714</text:p>
          </table:table-cell>
          <table:table-cell table:formula="of:=[.G29]*[.E29]/1.05" office:value-type="float" office:value="7.42857142857143" calcext:value-type="float">
            <text:p>7,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ensador Electrolítico 100uF 50V</text:p>
          </table:table-cell>
          <table:table-cell office:value-type="string" calcext:value-type="string">
            <text:p>C4, C5</text:p>
          </table:table-cell>
          <table:table-cell office:value-type="float" office:value="2" calcext:value-type="float">
            <text:p>2</text:p>
          </table:table-cell>
          <table:table-cell table:formula="of:=[.C30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ebay.com/itm/291329439302</text:p>
          </table:table-cell>
          <table:table-cell office:value-type="float" office:value="0.0298" calcext:value-type="float">
            <text:p>0,0298</text:p>
          </table:table-cell>
          <table:table-cell office:value-type="string" calcext:value-type="string">
            <text:p>&lt;-- ($ dolares)</text:p>
          </table:table-cell>
          <table:table-cell table:formula="of:=[.C30]*[.G30]/1.05" office:value-type="float" office:value="0.0567619047619048" calcext:value-type="float">
            <text:p>0,0567619048</text:p>
          </table:table-cell>
          <table:table-cell table:formula="of:=[.G30]*[.E30]/1.05" office:value-type="float" office:value="1.41904761904762" calcext:value-type="float">
            <text:p>1,4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ensador Cerámico 0.1uF</text:p>
          </table:table-cell>
          <table:table-cell office:value-type="string" calcext:value-type="string">
            <text:p>C3, C6, C7</text:p>
          </table:table-cell>
          <table:table-cell office:value-type="float" office:value="4" calcext:value-type="float">
            <text:p>4</text:p>
          </table:table-cell>
          <table:table-cell table:formula="of:=[.C31]*20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ebay.com/itm/291335151105</text:p>
          </table:table-cell>
          <table:table-cell office:value-type="float" office:value="0.0079" calcext:value-type="float">
            <text:p>0,0079</text:p>
          </table:table-cell>
          <table:table-cell office:value-type="string" calcext:value-type="string">
            <text:p>&lt;-- ($ dolares)</text:p>
          </table:table-cell>
          <table:table-cell table:formula="of:=[.C31]*[.G31]/1.05" office:value-type="float" office:value="0.0300952380952381" calcext:value-type="float">
            <text:p>0,0300952381</text:p>
          </table:table-cell>
          <table:table-cell table:formula="of:=[.G31]*[.E31]/1.05" office:value-type="float" office:value="0.752380952380952" calcext:value-type="float">
            <text:p>0,752380952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ondensador Cerámico 22 pF</text:p>
          </table:table-cell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table:formula="of:=[.C32]*20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ebay.com/itm/261283992081</text:p>
          </table:table-cell>
          <table:table-cell office:value-type="float" office:value="0.0108" calcext:value-type="float">
            <text:p>0,0108</text:p>
          </table:table-cell>
          <table:table-cell office:value-type="string" calcext:value-type="string">
            <text:p>&lt;-- ($ dolares)</text:p>
          </table:table-cell>
          <table:table-cell table:formula="of:=[.C32]*[.G32]/1.05" office:value-type="float" office:value="0.0205714285714286" calcext:value-type="float">
            <text:p>0,0205714286</text:p>
          </table:table-cell>
          <table:table-cell table:formula="of:=[.G32]*[.E32]/1.05" office:value-type="float" office:value="1.02857142857143" calcext:value-type="float">
            <text:p>1,0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stal 16MHz</text:p>
          </table:table-cell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table:formula="of:=[.C33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121233096977</text:p>
          </table:table-cell>
          <table:table-cell office:value-type="float" office:value="0.0525" calcext:value-type="float">
            <text:p>0,0525</text:p>
          </table:table-cell>
          <table:table-cell office:value-type="string" calcext:value-type="string">
            <text:p>&lt;-- ($ dolares)</text:p>
          </table:table-cell>
          <table:table-cell table:formula="of:=[.C33]*[.G33]/1.05" office:value-type="float" office:value="0.05" calcext:value-type="float">
            <text:p>0,05</text:p>
          </table:table-cell>
          <table:table-cell table:formula="of:=[.G33]*[.E33]/1.0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ncia 10K</text:p>
          </table:table-cell>
          <table:table-cell office:value-type="string" calcext:value-type="string">
            <text:p>R1, R6, R7</text:p>
          </table:table-cell>
          <table:table-cell office:value-type="float" office:value="3" calcext:value-type="float">
            <text:p>3</text:p>
          </table:table-cell>
          <table:table-cell table:formula="of:=[.C34]*20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ebay.com/itm/370568876653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&lt;-- ($ dolares)</text:p>
          </table:table-cell>
          <table:table-cell table:formula="of:=[.C34]*[.G34]/1.05" office:value-type="float" office:value="0.034" calcext:value-type="float">
            <text:p>0,034</text:p>
          </table:table-cell>
          <table:table-cell table:formula="of:=[.G34]*[.E34]/1.05" office:value-type="float" office:value="1.13333333333333" calcext:value-type="float">
            <text:p>1,1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ncia 1K</text:p>
          </table:table-cell>
          <table:table-cell office:value-type="string" calcext:value-type="string">
            <text:p>R2, R4</text:p>
          </table:table-cell>
          <table:table-cell office:value-type="float" office:value="2" calcext:value-type="float">
            <text:p>2</text:p>
          </table:table-cell>
          <table:table-cell table:formula="of:=[.C35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ebay.com/itm/400518965955</text:p>
          </table:table-cell>
          <table:table-cell office:value-type="float" office:value="0.0168" calcext:value-type="float">
            <text:p>0,0168</text:p>
          </table:table-cell>
          <table:table-cell office:value-type="string" calcext:value-type="string">
            <text:p>&lt;-- ($ dolares)</text:p>
          </table:table-cell>
          <table:table-cell table:formula="of:=[.C35]*[.G35]/1.05" office:value-type="float" office:value="0.032" calcext:value-type="float">
            <text:p>0,032</text:p>
          </table:table-cell>
          <table:table-cell table:formula="of:=[.G35]*[.E35]/1.05"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ncia 2K2</text:p>
          </table:table-cell>
          <table:table-cell office:value-type="string" calcext:value-type="string">
            <text:p>R3, R5</text:p>
          </table:table-cell>
          <table:table-cell office:value-type="float" office:value="2" calcext:value-type="float">
            <text:p>2</text:p>
          </table:table-cell>
          <table:table-cell table:formula="of:=[.C36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ebay.com/itm/181403041495</text:p>
          </table:table-cell>
          <table:table-cell office:value-type="float" office:value="0.0198" calcext:value-type="float">
            <text:p>0,0198</text:p>
          </table:table-cell>
          <table:table-cell office:value-type="string" calcext:value-type="string">
            <text:p>&lt;-- ($ dolares)</text:p>
          </table:table-cell>
          <table:table-cell table:formula="of:=[.C36]*[.G36]/1.05" office:value-type="float" office:value="0.0377142857142857" calcext:value-type="float">
            <text:p>0,0377142857</text:p>
          </table:table-cell>
          <table:table-cell table:formula="of:=[.G36]*[.E36]/1.05" office:value-type="float" office:value="0.942857142857143" calcext:value-type="float">
            <text:p>0,9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bra 40 pines 10 pcs</text:p>
          </table:table-cell>
          <table:table-cell office:value-type="string" calcext:value-type="string">
            <text:p>JP4, JP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ttp://www.ebay.com/itm/170885947508</text:p>
          </table:table-cell>
          <table:table-cell office:value-type="float" office:value="0.176" calcext:value-type="float">
            <text:p>0,176</text:p>
          </table:table-cell>
          <table:table-cell office:value-type="string" calcext:value-type="string">
            <text:p>&lt;-- ($ dolares)</text:p>
          </table:table-cell>
          <table:table-cell table:formula="of:=[.C37]*[.G37]/1.05" office:value-type="float" office:value="0.0838095238095238" calcext:value-type="float">
            <text:p>0,0838095238</text:p>
          </table:table-cell>
          <table:table-cell table:formula="of:=[.G37]*[.E37]/1.05" office:value-type="float" office:value="1.67619047619048" calcext:value-type="float">
            <text:p>1,6761904762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UM([.J28:.J37])" office:value-type="float" office:value="19.3809523809524" calcext:value-type="float">
            <text:p>19,380952381</text:p>
          </table:table-cell>
          <table:table-cell office:value-type="string" calcext:value-type="string">
            <text:p>&lt;--Total ebay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Aliexpres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C9572XL-10PCG44C</text:p>
          </table:table-cell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table:formula="of:=[.C43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liexpress.com/item//1081279540.html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&lt;-- ($ dolares)</text:p>
          </table:table-cell>
          <table:table-cell table:formula="of:=[.C43]*[.G43]/1.05" office:value-type="float" office:value="2.14285714285714" calcext:value-type="float">
            <text:p>2,1428571429</text:p>
          </table:table-cell>
          <table:table-cell table:formula="of:=[.G43]*[.E43]/1.05" office:value-type="float" office:value="42.8571428571429" calcext:value-type="float">
            <text:p>42,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ócalo PLCC44 para el CPLD</text:p>
          </table:table-cell>
          <table:table-cell office:value-type="string" calcext:value-type="string">
            <text:p>Zócalo de IC2</text:p>
          </table:table-cell>
          <table:table-cell office:value-type="float" office:value="1" calcext:value-type="float">
            <text:p>1</text:p>
          </table:table-cell>
          <table:table-cell table:formula="of:=[.C44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liexpress.com/item//608535594.ht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&lt;-- ($ dolares)</text:p>
          </table:table-cell>
          <table:table-cell table:formula="of:=[.C44]*[.G44]/1.05" office:value-type="float" office:value="0.476190476190476" calcext:value-type="float">
            <text:p>0,4761904762</text:p>
          </table:table-cell>
          <table:table-cell table:formula="of:=[.G44]*[.E44]/1.05" office:value-type="float" office:value="9.52380952380952" calcext:value-type="float">
            <text:p>9,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8266 Esp-07 Módulo WiFi</text:p>
          </table:table-cell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table:formula="of:=[.C45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liexpress.com/item//2037179020.html</text:p>
          </table:table-cell>
          <table:table-cell office:value-type="float" office:value="2.488" calcext:value-type="float">
            <text:p>2,488</text:p>
          </table:table-cell>
          <table:table-cell office:value-type="string" calcext:value-type="string">
            <text:p>&lt;-- ($ dolares)</text:p>
          </table:table-cell>
          <table:table-cell table:formula="of:=[.C45]*[.G45]/1.05" office:value-type="float" office:value="2.36952380952381" calcext:value-type="float">
            <text:p>2,3695238095</text:p>
          </table:table-cell>
          <table:table-cell table:formula="of:=[.G45]*[.E45]/1.05" office:value-type="float" office:value="47.3904761904762" calcext:value-type="float">
            <text:p>47,3904761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ega32A-PU</text:p>
          </table:table-cell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ttp://www.aliexpress.com/item//32288702135.html</text:p>
          </table:table-cell>
          <table:table-cell office:value-type="float" office:value="1.598" calcext:value-type="float">
            <text:p>1,598</text:p>
          </table:table-cell>
          <table:table-cell office:value-type="string" calcext:value-type="string">
            <text:p>&lt;-- ($ dolares)</text:p>
          </table:table-cell>
          <table:table-cell table:formula="of:=[.C46]*[.G46]/1.05" office:value-type="float" office:value="1.52190476190476" calcext:value-type="float">
            <text:p>1,5219047619</text:p>
          </table:table-cell>
          <table:table-cell table:formula="of:=[.G46]*[.E46]/1.05" office:value-type="float" office:value="30.4380952380952" calcext:value-type="float">
            <text:p>30,438095238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UM([.J43:.J46])" office:value-type="float" office:value="130.209523809524" calcext:value-type="float">
            <text:p>130,2095238095</text:p>
          </table:table-cell>
          <table:table-cell office:value-type="string" calcext:value-type="string">
            <text:p>&lt;--Total aliexpress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1" office:value-type="string" calcext:value-type="string">
            <text:p>Pedido Wilco2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ector Edge SIN RECORTAR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Grat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cho PINHD-1X6 CPLD_PROG</text:p>
          </table:table-cell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table:formula="of:=[.C59]*2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cho PINHD-2X6 PROG/COMM</text:p>
          </table:table-cell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table:formula="of:=[.C60]*2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cho PINHD-1X2 SINCLAIR_PWR</text:p>
          </table:table-cell>
          <table:table-cell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 table:formula="of:=[.C61]*2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D 3mm</text:p>
          </table:table-cell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table:formula="of:=[.C62]*2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ón reset</text:p>
          </table:table-cell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table:formula="of:=[.C63]*2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encia 300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table:formula="of:=[.C64]*20" office:value-type="float" office:value="20" calcext:value-type="float">
            <text:p>2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otal componentes 1 Kit</text:p>
          </table:table-cell>
          <table:table-cell/>
          <table:table-cell table:formula="of:=SUM([.I28:.I66])" office:value-type="float" office:value="8.38685714285714" calcext:value-type="float">
            <text:p>8,386857142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 componentes 20 Kits</text:p>
          </table:table-cell>
          <table:table-cell/>
          <table:table-cell table:formula="of:=[.I67]*20" office:value-type="float" office:value="167.737142857143" calcext:value-type="float">
            <text:p>167,737142857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 componentes a pagar por Yombo</text:p>
          </table:table-cell>
          <table:table-cell table:number-columns-repeated="2"/>
          <table:table-cell table:formula="of:=SUM([.J28:.J64])" office:value-type="float" office:value="169.590476190476" calcext:value-type="float">
            <text:p>169,5904761905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PLAC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 placas $</text:p>
          </table:table-cell>
          <table:table-cell office:value-type="string" calcext:value-type="string">
            <text:p>Precio envio $</text:p>
          </table:table-cell>
          <table:table-cell office:value-type="string" calcext:value-type="string">
            <text:p>Precio placas €</text:p>
          </table:table-cell>
          <table:table-cell office:value-type="string" calcext:value-type="string">
            <text:p>Precio envio €</text:p>
          </table:table-cell>
          <table:table-cell office:value-type="string" calcext:value-type="string">
            <text:p>Precio total €</text:p>
          </table:table-cell>
          <table:table-cell office:value-type="string" calcext:value-type="string">
            <text:p>Precio final 1 placa</text:p>
          </table:table-cell>
          <table:table-cell/>
          <table:table-cell table:style-name="ce1" office:value-type="string" calcext:value-type="string">
            <text:p>Precio final kit componentes + placa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eedstudio (Precios en euros suponiendo 1€=1.05US$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edstudio 10x10 2 panel, verde 10</text:p>
          </table:table-cell>
          <table:table-cell office:value-type="float" office:value="10" calcext:value-type="float">
            <text:p>10</text:p>
          </table:table-cell>
          <table:table-cell office:value-type="float" office:value="31.9" calcext:value-type="float">
            <text:p>31,9</text:p>
          </table:table-cell>
          <table:table-cell office:value-type="float" office:value="8.48" calcext:value-type="float">
            <text:p>8,48</text:p>
          </table:table-cell>
          <table:table-cell table:formula="of:=[.C77]/1.05" office:value-type="float" office:value="30.3809523809524" calcext:value-type="float">
            <text:p>30,380952381</text:p>
          </table:table-cell>
          <table:table-cell table:formula="of:=[.D77]/1.05" office:value-type="float" office:value="8.07619047619048" calcext:value-type="float">
            <text:p>8,0761904762</text:p>
          </table:table-cell>
          <table:table-cell table:formula="of:=[.E77]+[.F77]" office:value-type="float" office:value="38.4571428571429" calcext:value-type="float">
            <text:p>38,4571428571</text:p>
          </table:table-cell>
          <table:table-cell table:formula="of:=[.G77]/20" office:value-type="float" office:value="1.92285714285714" calcext:value-type="float">
            <text:p>1,9228571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dstudio 10x10 2 panel, roja 10</text:p>
          </table:table-cell>
          <table:table-cell office:value-type="float" office:value="10" calcext:value-type="float">
            <text:p>10</text:p>
          </table:table-cell>
          <table:table-cell office:value-type="float" office:value="41.9" calcext:value-type="float">
            <text:p>41,9</text:p>
          </table:table-cell>
          <table:table-cell office:value-type="float" office:value="8.48" calcext:value-type="float">
            <text:p>8,48</text:p>
          </table:table-cell>
          <table:table-cell table:formula="of:=[.C78]/1.05" office:value-type="float" office:value="39.9047619047619" calcext:value-type="float">
            <text:p>39,9047619048</text:p>
          </table:table-cell>
          <table:table-cell table:formula="of:=[.D78]/1.05" office:value-type="float" office:value="8.07619047619048" calcext:value-type="float">
            <text:p>8,0761904762</text:p>
          </table:table-cell>
          <table:table-cell table:formula="of:=[.E78]+[.F78]" office:value-type="float" office:value="47.9809523809524" calcext:value-type="float">
            <text:p>47,980952381</text:p>
          </table:table-cell>
          <table:table-cell table:formula="of:=[.G78]/20" office:value-type="float" office:value="2.39904761904762" calcext:value-type="float">
            <text:p>2,399047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x10 verde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6.69" calcext:value-type="float">
            <text:p>36,69</text:p>
          </table:table-cell>
          <table:table-cell office:value-type="float" office:value="8.48" calcext:value-type="float">
            <text:p>8,48</text:p>
          </table:table-cell>
          <table:table-cell table:formula="of:=[.C79]/1.05" office:value-type="float" office:value="34.9428571428571" calcext:value-type="float">
            <text:p>34,9428571429</text:p>
          </table:table-cell>
          <table:table-cell table:formula="of:=[.D79]/1.05" office:value-type="float" office:value="8.07619047619048" calcext:value-type="float">
            <text:p>8,0761904762</text:p>
          </table:table-cell>
          <table:table-cell table:formula="of:=[.E79]+[.F79]" office:value-type="float" office:value="43.0190476190476" calcext:value-type="float">
            <text:p>43,019047619</text:p>
          </table:table-cell>
          <table:table-cell table:style-name="ce1" table:formula="of:=[.G79]/20" office:value-type="float" office:value="2.15095238095238" calcext:value-type="float">
            <text:p>2,150952381</text:p>
          </table:table-cell>
          <table:table-cell/>
          <table:table-cell table:style-name="ce5" table:formula="of:=[.I67]+[.H79]" office:value-type="float" office:value="10.5378095238095" calcext:value-type="float">
            <text:p>10,537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x10 roja</text:p>
          </table:table-cell>
          <table:table-cell office:value-type="float" office:value="20" calcext:value-type="float">
            <text:p>20</text:p>
          </table:table-cell>
          <table:table-cell office:value-type="float" office:value="46.69" calcext:value-type="float">
            <text:p>46,69</text:p>
          </table:table-cell>
          <table:table-cell office:value-type="float" office:value="8.48" calcext:value-type="float">
            <text:p>8,48</text:p>
          </table:table-cell>
          <table:table-cell table:formula="of:=[.C80]/1.05" office:value-type="float" office:value="44.4666666666667" calcext:value-type="float">
            <text:p>44,4666666667</text:p>
          </table:table-cell>
          <table:table-cell table:formula="of:=[.D80]/1.05" office:value-type="float" office:value="8.07619047619048" calcext:value-type="float">
            <text:p>8,0761904762</text:p>
          </table:table-cell>
          <table:table-cell table:formula="of:=[.E80]+[.F80]" office:value-type="float" office:value="52.5428571428571" calcext:value-type="float">
            <text:p>52,5428571429</text:p>
          </table:table-cell>
          <table:table-cell table:formula="of:=[.G80]/20" office:value-type="float" office:value="2.62714285714286" calcext:value-type="float">
            <text:p>2,627142857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studio 10x10 Sin panelizar, verde</text:p>
          </table:table-cell>
          <table:table-cell office:value-type="float" office:value="10" calcext:value-type="float">
            <text:p>10</text:p>
          </table:table-cell>
          <table:table-cell office:value-type="float" office:value="21.9" calcext:value-type="float">
            <text:p>21,9</text:p>
          </table:table-cell>
          <table:table-cell office:value-type="float" office:value="8.48" calcext:value-type="float">
            <text:p>8,48</text:p>
          </table:table-cell>
          <table:table-cell table:number-columns-repeated="5"/>
          <table:table-cell table:formula="of:=[.J79]*20" office:value-type="float" office:value="210.75619047619" calcext:value-type="float">
            <text:p>210,7561904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studio 10x10 Sin panelizar, roja</text:p>
          </table:table-cell>
          <table:table-cell office:value-type="float" office:value="10" calcext:value-type="float">
            <text:p>10</text:p>
          </table:table-cell>
          <table:table-cell office:value-type="float" office:value="31.9" calcext:value-type="float">
            <text:p>31,9</text:p>
          </table:table-cell>
          <table:table-cell office:value-type="float" office:value="8.48" calcext:value-type="float">
            <text:p>8,4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 style:data-style-name="N2" text:time-value="09:59:24.5116939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22:30:14.799288281</meta:creation-date>
    <dc:date>2015-04-10T10:32:34.766484691</dc:date>
    <meta:editing-duration>PT8H50M54S</meta:editing-duration>
    <meta:editing-cycles>61</meta:editing-cycles>
    <meta:generator>LibreOffice/4.2.7.2$Linux_X86_64 LibreOffice_project/420m0$Build-2</meta:generator>
    <meta:document-statistic meta:table-count="1" meta:cell-count="410" meta:object-count="0"/>
  </office:meta>
</office:document-meta>
</file>